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2D78B7ADB497B48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2D78B7ADB497B48F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More teaching about </text:span><text:span text:style-name="T1"><text:line-break/></text:span><text:span text:style-name="T1">the Holy Spirit</text:span></text:p>
            <text:p text:style-name="P3"><text:span text:style-name="T2">(John 16:5-33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38:21.968000000</dc:date>
    <meta:editing-duration>PT2H23M2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